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5f7c2" officeooo:paragraph-rsid="0015f7c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5f7c2" officeooo:paragraph-rsid="0015f7c2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4</text:p>
      <text:p text:style-name="P1">DOCUMENTATION</text:p>
      <text:p text:style-name="P1"/>
      <text:p text:style-name="P2"><text:span text:style-name="T2">In Task 4, I built a responsive contact form with modern styling, HTML5 validation, and local draft-saving. Required fields use built-in validation (</text:span><text:span text:style-name="Source_20_Text"><text:span text:style-name="T2">required</text:span></text:span><text:span text:style-name="T2">, </text:span><text:span text:style-name="Source_20_Text"><text:span text:style-name="T2">email</text:span></text:span><text:span text:style-name="T2">, </text:span><text:span text:style-name="Source_20_Text"><text:span text:style-name="T2">pattern</text:span></text:span><text:span text:style-name="T2">) and show error styles after submission using the </text:span><text:span text:style-name="Source_20_Text"><text:span text:style-name="T2">:invalid</text:span></text:span><text:span text:style-name="T2"> pseudo-class and a </text:span><text:span text:style-name="Source_20_Text"><text:span text:style-name="T2">.submitted</text:span></text:span><text:span text:style-name="T2"> class. Flexbox handles the button layout, and media queries ensure responsiveness. Each field includes custom </text:span><text:span text:style-name="Source_20_Text"><text:span text:style-name="T2">data-label</text:span></text:span><text:span text:style-name="T2"> attributes for extensibility. I used JavaScript to save and restore form data in </text:span><text:span text:style-name="Source_20_Text"><text:span text:style-name="T2">localStorage</text:span></text:span><text:span text:style-name="T2">—using </text:span><text:span text:style-name="Source_20_Text"><text:span text:style-name="T2">JSON.stringify()</text:span></text:span><text:span text:style-name="T2"> to convert objects into strings when saving, and </text:span><text:span text:style-name="Source_20_Text"><text:span text:style-name="T2">JSON.parse()</text:span></text:span><text:span text:style-name="T2"> to convert them back when loading—ensuring the draft persists across reload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2:16:35.329501266</meta:creation-date>
    <dc:date>2025-06-22T12:18:10.971093640</dc:date>
    <meta:editing-duration>PT1M40S</meta:editing-duration>
    <meta:editing-cycles>1</meta:editing-cycles>
    <meta:document-statistic meta:table-count="0" meta:image-count="0" meta:object-count="0" meta:page-count="1" meta:paragraph-count="3" meta:word-count="94" meta:character-count="659" meta:non-whitespace-character-count="570"/>
    <meta:generator>LibreOffice/24.2.7.2$Linux_X86_64 LibreOffice_project/420$Build-2</meta:generator>
  </office:meta>
</office:document-meta>
</file>